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1F6000009587B852898E8DF55D2.png" manifest:media-type="image/png"/>
  <manifest:file-entry manifest:full-path="Pictures/100002010000022100000331F3C5A380AF92A5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374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9374in"/>
        </style:tab-stops>
      </style:paragraph-properties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45in" svg:height="1.7902in" draw:z-index="0"><draw:image xlink:href="Pictures/10000201000011F6000009587B852898E8DF55D2.png" xlink:type="simple" xlink:show="embed" xlink:actuate="onLoad" loext:mime-type="image/png"/></draw:frame></text:p>
      <text:p text:style-name="P1"/>
      <text:p text:style-name="P1"><draw:frame draw:style-name="fr3" draw:name="Image3" text:anchor-type="paragraph" svg:x="0.1854in" svg:y="0.1693in" svg:width="0.5453in" svg:height="0.8165in" draw:z-index="2"><draw:image xlink:href="Pictures/100002010000022100000331F3C5A380AF92A58D.png" xlink:type="simple" xlink:show="embed" xlink:actuate="onLoad" loext:mime-type="image/png"/></draw:frame></text:p>
      <text:p text:style-name="P1"/>
      <text:p text:style-name="P1"><draw:frame draw:style-name="fr2" draw:name="Image2" text:anchor-type="paragraph" svg:x="1.7374in" svg:y="1.2862in" svg:width="3.45in" svg:height="1.7902in" draw:z-index="1"><draw:image xlink:href="Pictures/10000201000011F6000009587B852898E8DF55D2.png" xlink:type="simple" xlink:show="embed" xlink:actuate="onLoad" loext:mime-type="image/png"/></draw:frame><draw:frame draw:style-name="fr4" draw:name="Image4" text:anchor-type="paragraph" svg:x="1.7291in" svg:y="3.3591in" svg:width="3.45in" svg:height="1.7902in" draw:z-index="3"><draw:image xlink:href="Pictures/10000201000011F6000009587B852898E8DF55D2.png" xlink:type="simple" xlink:show="embed" xlink:actuate="onLoad" loext:mime-type="image/png"/></draw:frame><draw:frame draw:style-name="fr2" draw:name="Image5" text:anchor-type="paragraph" svg:x="1.7102in" svg:y="5.4528in" svg:width="3.45in" svg:height="1.7902in" draw:z-index="4"><draw:image xlink:href="Pictures/10000201000011F6000009587B852898E8DF55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2:34:26.127000000</meta:creation-date>
    <dc:date>2019-02-11T02:45:02.691000000</dc:date>
    <meta:editing-duration>PT16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6.0.3.2$Windows_X86_64 LibreOffice_project/8f48d515416608e3a835360314dac7e47fd0b821</meta:generator>
  </office:meta>
</office:document-meta>
</file>